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 Kempster - Varied Team Half Round for 1/25/12</text:p>
      <text:p text:style-name="P1"/>
      <text:p text:style-name="P1">TOSS-UP</text:p>
      <text:p text:style-name="P2">1) <text:span text:style-name="T1">Biology </text:span><text:span text:style-name="T3">Multiple Choice </text:span><text:span text:style-name="T5">Which of the following four statements regarding genetic variation is false?</text:span></text:p>
      <text:p text:style-name="P2"><text:span text:style-name="T5"><text:tab/>W) The average heterozygosity of humans is approximately 16%</text:span></text:p>
      <text:p text:style-name="P2"><text:span text:style-name="T5"><text:tab/>X) Most quantitative characters vary along a continuum within a population</text:span></text:p>
      <text:p text:style-name="P2"><text:span text:style-name="T5"><text:tab/>Y) Most mutations in plants and fungi occur in somatic cells and are lost when the individual <text:tab/>dies.</text:span></text:p>
      <text:p text:style-name="P2"><text:span text:style-name="T5"><text:tab/>Z) The approximate mutation rate in eukaryotes tends to be 1 mutation per 100,000 genes.</text:span></text:p>
      <text:p text:style-name="P2"><text:span text:style-name="T5">ANSWER: Y</text:span></text:p>
      <text:p text:style-name="P2"><text:span text:style-name="T5"/></text:p>
      <text:p text:style-name="P1"><text:span text:style-name="T4">BONUS</text:span></text:p>
      <text:p text:style-name="P2"><text:span text:style-name="T4">1) </text:span><text:span text:style-name="T5">Biology </text:span><text:span text:style-name="T3">Short Answer </text:span><text:span text:style-name="T5">There are 200 prairie dogs in a field. In this population, the white-tailed allele is completely dominant to the black-tailed allele. 40 of the prairie dogs in this field are heterozygous at this gene. Find the probability that a prairie dog will have the black-tailed allele if 71% prairie dogs have white tails. </text:span></text:p>
      <text:p text:style-name="P2"><text:span text:style-name="T5">ANSWER: 30% (because sqrt(1-.71-.2)=.3)</text:span></text:p>
      <text:p text:style-name="P2"><text:span text:style-name="T5"/></text:p>
      <text:p text:style-name="P1"><text:span text:style-name="T4">TOSS-UP</text:span></text:p>
      <text:p text:style-name="P2"><text:span text:style-name="T4">2) </text:span><text:span text:style-name="T5">Physics </text:span><text:span text:style-name="T3">Multiple Choice </text:span><text:span text:style-name="T5">A massless particle's angular displacement, in radians, is defined by the formula f(t) = 10t</text:span><text:span text:style-name="T7">2 </text:span><text:span text:style-name="T9">- 5t + 20, where t is measured in seconds. Find the angular velocity of that particle at time t = 4000. </text:span></text:p>
      <text:p text:style-name="P2"><text:span text:style-name="T9">ANSWER: 20 radians/second (do not accept without units)</text:span></text:p>
      <text:p text:style-name="P2"><text:span text:style-name="T5"/></text:p>
      <text:p text:style-name="P1"><text:span text:style-name="T4">BONUS</text:span></text:p>
      <text:p text:style-name="P2"><text:span text:style-name="T4">2) </text:span><text:span text:style-name="T5">Physics </text:span><text:span text:style-name="T3">Short Answer </text:span><text:span text:style-name="T5">A robot is swinging a ball circularly at the end of a 5 meter long string in a vacuum without gravity. The ball detaches from the string at t = 2. After flying for 2 seconds with acceleration 2 m/s</text:span><text:span text:style-name="T7">2</text:span><text:span text:style-name="T9">, it reaches 10 m/s. Find the angular velocity of the ball just as it detaches at t=2.</text:span></text:p>
      <text:p text:style-name="P2"><text:span text:style-name="T9">ANSWER: 1.2 m/s</text:span></text:p>
      <text:p text:style-name="P2"><text:span text:style-name="T5"/></text:p>
      <text:p text:style-name="P1"><text:span text:style-name="T4">TOSS-UP</text:span></text:p>
      <text:p text:style-name="P2"><text:span text:style-name="T4">3) </text:span><text:span text:style-name="T5">Chemistry </text:span><text:span text:style-name="T3">Short Answer </text:span><text:span text:style-name="T5">Given that the atomic mass of sulfur is 32 amu and the molecular mass of oxygen is 16 amu, find the amount, in grams, of SO</text:span><text:span text:style-name="T6">2 <text:s/></text:span><text:span text:style-name="T9">that are required to react completely with 1 mole of O</text:span><text:span text:style-name="T6">2 </text:span><text:span text:style-name="T9"><text:s/>in the unbalanced equation SO</text:span><text:span text:style-name="T6">2 </text:span><text:span text:style-name="T9">+ O</text:span><text:span text:style-name="T6">2 </text:span><text:span text:style-name="T9">→ SO</text:span><text:span text:style-name="T6">3</text:span><text:span text:style-name="T9">.</text:span></text:p>
      <text:p text:style-name="P2"><text:span text:style-name="T9"/></text:p>
      <text:p text:style-name="P2"><text:span text:style-name="T9">ANSWER: 128 GRAMS</text:span></text:p>
      <text:p text:style-name="P2"><text:span text:style-name="T9"/></text:p>
      <text:p text:style-name="P1"><text:span text:style-name="T10">BONUS</text:span></text:p>
      <text:p text:style-name="P2"><text:span text:style-name="T10">3) </text:span><text:span text:style-name="T9">Chemistry </text:span><text:span text:style-name="T11">Multiple Choice </text:span><text:span text:style-name="T9">Given the unbalanced equation C3H8 + O2 → CO2 + H2O and that the molecular mass of carbon is 12 amu, calculate how many grams of water will be formed in the complete combustion of 12 grams of propane.</text:span></text:p>
      <text:p text:style-name="P2"><text:span text:style-name="T5"><text:tab/>W) 15 grams</text:span></text:p>
      <text:p text:style-name="P2"><text:span text:style-name="T5"><text:tab/>X) 20 grams</text:span></text:p>
      <text:p text:style-name="P2"><text:span text:style-name="T5"><text:tab/>Y) 25 grams</text:span></text:p>
      <text:p text:style-name="P2"><text:span text:style-name="T5"><text:tab/>Z) 30 grams</text:span></text:p>
      <text:p text:style-name="P2"><text:span text:style-name="T5">ANSWER: X) 20 GRAMS</text:span></text:p>
      <text:p text:style-name="P2"><text:span text:style-name="T5"/></text:p>
      <text:p text:style-name="P1"><text:span text:style-name="T4">TOSS-UP</text:span></text:p>
      <text:p text:style-name="P2"><text:span text:style-name="T4">4) </text:span><text:span text:style-name="T5">Earth and Space Science </text:span><text:span text:style-name="T3">Short Answer </text:span><text:span text:style-name="T5">By name or number, indicate all of the following three </text:span><text:soft-page-break/><text:span text:style-name="T5">statements that is or are true regarding ocean life.</text:span></text:p>
      <text:p text:style-name="P2"><text:span text:style-name="T5"><text:tab/>1: Plankton are all organisms that drift with ocean currents.</text:span></text:p>
      <text:p text:style-name="P2"><text:span text:style-name="T5"><text:tab/>2: The term benthos describes organisms that reside at the ocean floor.</text:span></text:p>
      <text:p text:style-name="P2"><text:span text:style-name="T5"><text:tab/>3: Nekton are animals that reside close to the ocean surface at all times.</text:span></text:p>
      <text:p text:style-name="P2"><text:span text:style-name="T5">ANSWER: '1 and 2' OR 'All but 3'</text:span></text:p>
      <text:p text:style-name="P2"><text:span text:style-name="T5"/></text:p>
      <text:p text:style-name="P1"><text:span text:style-name="T4">BONUS</text:span></text:p>
      <text:p text:style-name="P2"><text:span text:style-name="T4">4) </text:span><text:span text:style-name="T5">Earth and Space Science </text:span><text:span text:style-name="T3">Short Answer </text:span><text:span text:style-name="T5">Rank the following four marine life zones from highest to lowest: mesopelagic, bathyal, littoral, abyssopelagic.</text:span></text:p>
      <text:p text:style-name="P2"><text:span text:style-name="T5">ANSWER: MESOPELAGIC, ABYSSOPELAGIC, LITTORAL, BATHYAL (1, 4, 3, 2)</text:span></text:p>
      <text:p text:style-name="P2"><text:span text:style-name="T5"/></text:p>
      <text:p text:style-name="P1"><text:span text:style-name="T4">TOSS-UP</text:span></text:p>
      <text:p text:style-name="P2"><text:span text:style-name="T4">5) </text:span><text:span text:style-name="T5">Mathematics </text:span><text:span text:style-name="T3">Multiple Choice w </text:span><text:span text:style-name="T5">and </text:span><text:span text:style-name="T3">x </text:span><text:span text:style-name="T5">are two different positive integers and </text:span><text:span text:style-name="T3">w </text:span><text:span text:style-name="T5">is greater than </text:span><text:span text:style-name="T3">x. </text:span><text:span text:style-name="T5">If </text:span><text:span text:style-name="T3">w</text:span><text:span text:style-name="T8">2</text:span><text:span text:style-name="T9">- </text:span><text:span text:style-name="T11">x</text:span><text:span text:style-name="T8">2</text:span><text:span text:style-name="T11"> = </text:span><text:span text:style-name="T9">17, what is the value of wx?</text:span></text:p>
      <text:p text:style-name="P2"><text:span text:style-name="T9"><text:tab/>W) 16</text:span></text:p>
      <text:p text:style-name="P2"><text:span text:style-name="T9"><text:tab/>X) 50</text:span></text:p>
      <text:p text:style-name="P2"><text:span text:style-name="T9"><text:tab/>Y) 72</text:span></text:p>
      <text:p text:style-name="P2"><text:span text:style-name="T9"><text:tab/>Z) 81<text:line-break/>ANSWER: Y) 72</text:span></text:p>
      <text:p text:style-name="P2"><text:span text:style-name="T9"/></text:p>
      <text:p text:style-name="P1"><text:span text:style-name="T10">BONUS</text:span></text:p>
      <text:p text:style-name="P2"><text:span text:style-name="T10">5) </text:span><text:span text:style-name="T9">Mathematics </text:span><text:span text:style-name="T11">Short Answer </text:span><text:span text:style-name="T9">An integer, when divided by 3, has a remainder of 2. When divided by 4, it has a remainder of 3. The number divides 7. What is the minimum value of this number?</text:span></text:p>
      <text:p text:style-name="P2"><text:span text:style-name="T5">ANSWER: 35</text:span></text:p>
      <text:p text:style-name="P1"><text:span text:style-name="T4">TOSS-UP</text:span></text:p>
      <text:p text:style-name="P2"><text:span text:style-name="T4">6) </text:span><text:span text:style-name="T5">Biology </text:span><text:span text:style-name="T3">Short Answer </text:span><text:span text:style-name="T5">At which cell checkpoint does the cell check for the amount of molecules of maturation promoting factor, or MPF?</text:span></text:p>
      <text:p text:style-name="P2"><text:span text:style-name="T5"/></text:p>
      <text:p text:style-name="P2"><text:span text:style-name="T5">ANSWER: G</text:span><text:span text:style-name="T6">2</text:span></text:p>
      <text:p text:style-name="P2"><text:span text:style-name="T6"/></text:p>
      <text:p text:style-name="P4"><text:span text:style-name="T4">BONUS</text:span></text:p>
      <text:p text:style-name="P3"><text:span text:style-name="T4">6) </text:span><text:span text:style-name="T5">Biology </text:span><text:span text:style-name="T3">Short Answer </text:span><text:span text:style-name="T5">By name or number indicate all of the following four statements that is or are true regarding the cell cycle.</text:span></text:p>
      <text:p text:style-name="P3"><text:span text:style-name="T5"><text:tab/>1: If a cell fails to pass the M checkpoint, it will exit the cycle and switch into an inactive state</text:span></text:p>
      <text:p text:style-name="P3"><text:span text:style-name="T5"><text:tab/>2: Platelet-derived growth factor binds to receptor tyrosine kinases to allow the cell to pass the <text:tab/>G</text:span><text:span text:style-name="T6">1 </text:span><text:span text:style-name="T5">checkpoint.</text:span></text:p>
      <text:p text:style-name="P3"><text:span text:style-name="T5"><text:tab/>3: Most animal cells exhibit anchorage dependence.</text:span></text:p>
      <text:p text:style-name="P3"><text:span text:style-name="T5"><text:tab/>4: Normal mammalian cells growing in culture divide only 20 to 50 times before senecence.</text:span></text:p>
      <text:p text:style-name="P3"><text:span text:style-name="T5">ANSWER: '2, 3, and 4' OR 'All but 1'</text:span></text:p>
      <text:p text:style-name="P3"><text:span text:style-name="T5"/></text:p>
      <text:p text:style-name="P4"><text:span text:style-name="T4">TOSS-UP</text:span></text:p>
      <text:p text:style-name="P3"><text:span text:style-name="T4">7)</text:span><text:span text:style-name="T5"> Physics </text:span><text:span text:style-name="T3">Short Answer </text:span><text:span text:style-name="T5">A bob of mass 250 g is attached to a spring with spring constant 100 N/m. The spring is attached to a linear undamped unforced simple harmonic oscillator. If the spring is displaced .1 cm, what is the angular frequency of that oscillator?</text:span></text:p>
      <text:p text:style-name="P3"><text:span text:style-name="T5">ANSWER: 20 Hz (because sqrt(k/m))</text:span></text:p>
      <text:p text:style-name="P3"><text:span text:style-name="T5"/></text:p>
      <text:p text:style-name="P4"><text:span text:style-name="T4">BONUS</text:span></text:p>
      <text:p text:style-name="P3"><text:span text:style-name="T4">7) </text:span><text:span text:style-name="T5">Physics </text:span><text:span text:style-name="T3">Short Answer </text:span><text:span text:style-name="T5">A spring displaces a bob by 10 centimeters with force of 500 N. That spring then undergoes simple harmonic motion. Find the potential energy stored in this simple harmonic </text:span><text:soft-page-break/><text:span text:style-name="T5">oscillator at position x = 50 centimeters.</text:span></text:p>
      <text:p text:style-name="P3"><text:span text:style-name="T5">ANSWER: 6.25 J (first find k using F=-kx then find U using U=.5kx</text:span><text:span text:style-name="T7">2</text:span><text:span text:style-name="T5">)</text:span></text:p>
      <text:p text:style-name="P3"><text:span text:style-name="T5"/></text:p>
      <text:p text:style-name="P4"><text:span text:style-name="T4">TOSS-UP</text:span></text:p>
      <text:p text:style-name="P3"><text:span text:style-name="T4">8) </text:span><text:span text:style-name="T5">Chemistry </text:span><text:span text:style-name="T3">Multiple Choice </text:span><text:span text:style-name="T5">Which of the following has the highest pH?</text:span></text:p>
      <text:p text:style-name="P3"><text:span text:style-name="T5"><text:tab/>W) .1 M KOH</text:span></text:p>
      <text:p text:style-name="P3"><text:span text:style-name="T5"><text:tab/>X) 10 M HCl</text:span></text:p>
      <text:p text:style-name="P3"><text:span text:style-name="T5"><text:tab/>Y) .1 M CH3OH</text:span></text:p>
      <text:p text:style-name="P3"><text:span text:style-name="T5"><text:tab/>Z) .1 M K2SO4</text:span></text:p>
      <text:p text:style-name="P3"><text:span text:style-name="T5">ANSWER: W) .1 M KOH</text:span></text:p>
      <text:p text:style-name="P3"><text:span text:style-name="T5"/></text:p>
      <text:p text:style-name="P4"><text:span text:style-name="T4">BONUS</text:span></text:p>
      <text:p text:style-name="P3"><text:span text:style-name="T4">8) </text:span><text:span text:style-name="T5">Chemistry </text:span><text:span text:style-name="T3">Short Answer </text:span><text:span text:style-name="T5">Denote, by name or number, all of the following five molecules that is or are correctly matched with its molecular geometry.</text:span></text:p>
      <text:p text:style-name="P3"><text:span text:style-name="T3"><text:tab/></text:span><text:span text:style-name="T5">1: C2H2Br2; trigonal planar</text:span></text:p>
      <text:p text:style-name="P3"><text:span text:style-name="T5"><text:tab/>2: XeF4; octahedral</text:span></text:p>
      <text:p text:style-name="P3"><text:span text:style-name="T5"><text:tab/>3: PF5; trigonal bipyramidal</text:span></text:p>
      <text:p text:style-name="P3"><text:span text:style-name="T5"><text:tab/>4: CF4; tetrahedral</text:span></text:p>
      <text:p text:style-name="P3"><text:span text:style-name="T5"><text:tab/>5: PF3; trigonal planar</text:span></text:p>
      <text:p text:style-name="P3"><text:span text:style-name="T5">ANSWER: '1, 3, 4'</text:span></text:p>
      <text:p text:style-name="P3"><text:span text:style-name="T5"/></text:p>
      <text:p text:style-name="P4"><text:span text:style-name="T4">TOSS-UP</text:span></text:p>
      <text:p text:style-name="P3"><text:span text:style-name="T4">9) </text:span><text:span text:style-name="T5">Earth and Space Science </text:span><text:span text:style-name="T3">Multiple Choice </text:span><text:span text:style-name="T5">Which of the following statements is false regarding the cosmos as we see it?</text:span></text:p>
      <text:p text:style-name="P3"><text:span text:style-name="T5"><text:tab/>W) Bayer nomenclature is used to give names to extrasolar planets</text:span></text:p>
      <text:p text:style-name="P3"><text:span text:style-name="T5"><text:tab/>X) The Earth is split in two points, one above and one below the horizon, called zenith and <text:tab/>nadir.</text:span></text:p>
      <text:p text:style-name="P3"><text:span text:style-name="T5"><text:tab/>Y) As latitude increases, the amount of visible circumpolar stars increases.</text:span></text:p>
      <text:p text:style-name="P3"><text:span text:style-name="T5"><text:tab/>Z) The IAU has established 88 official constellations</text:span></text:p>
      <text:p text:style-name="P3"><text:span text:style-name="T5">ANSWER: W</text:span></text:p>
      <text:p text:style-name="P3"><text:span text:style-name="T5"/></text:p>
      <text:p text:style-name="P4"><text:span text:style-name="T4">BONUS</text:span></text:p>
      <text:p text:style-name="P3"><text:span text:style-name="T4">9) </text:span><text:span text:style-name="T5">Earth and Space Science </text:span><text:span text:style-name="T3">Short Answer </text:span><text:span text:style-name="T5">A star has apparent magnitude 4 and is 970 parsecs away. Answer the following two questions about this star:</text:span></text:p>
      <text:p text:style-name="P3"><text:span text:style-name="T5"><text:tab/>1: What is its absolute magnitude, to 1 significant digit?</text:span></text:p>
      <text:p text:style-name="P3"><text:span text:style-name="T5"><text:tab/>2: Is this star visible to the naked eye?</text:span></text:p>
      <text:p text:style-name="P3"><text:span text:style-name="T5">ANSWERS: 1: -6 2: yes</text:span></text:p>
      <text:p text:style-name="P3"><text:span text:style-name="T5"/></text:p>
      <text:p text:style-name="P4"><text:span text:style-name="T4">TOSS-UP</text:span></text:p>
      <text:p text:style-name="P3"><text:span text:style-name="T4">10) </text:span><text:span text:style-name="T5">Mathematics </text:span><text:span text:style-name="T3">Short Answer</text:span><text:span text:style-name="T5"> A regular hexagon has side length q. What is the area of the hexagon in terms of q, in simplest form?</text:span></text:p>
      <text:p text:style-name="P3"><text:span text:style-name="T5"/></text:p>
      <text:p text:style-name="P3"><text:span text:style-name="T5">ANSWER: (3q</text:span><text:span text:style-name="T7">2</text:span><text:span text:style-name="T5">sqrt(3))/2</text:span></text:p>
      <text:p text:style-name="P3"><text:span text:style-name="T5"/></text:p>
      <text:p text:style-name="P4"><text:span text:style-name="T4">BONUS</text:span></text:p>
      <text:p text:style-name="P3"><text:span text:style-name="T4">10) </text:span><text:span text:style-name="T5">Mathematics </text:span><text:span text:style-name="T3">Short Answer </text:span><text:span text:style-name="T5">Find the area of the circumcircle of the 30-60-90 triangle with side lengths 1, sqrt(3), and 2.</text:span></text:p>
      <text:p text:style-name="P3"><text:span text:style-name="T5"><text:line-break/>ANSWER: p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Kempster</meta:initial-creator>
    <meta:creation-date>2013-01-24T16:11:49.16</meta:creation-date>
    <meta:document-statistic meta:table-count="0" meta:image-count="0" meta:object-count="0" meta:page-count="3" meta:paragraph-count="94" meta:word-count="1041" meta:character-count="5820"/>
    <dc:date>2013-01-24T19:09:53.61</dc:date>
    <dc:creator>Matt Kempster</dc:creator>
    <meta:editing-duration>PT00H08M34S</meta:editing-duration>
    <meta:editing-cycles>1</meta:editing-cycles>
    <meta:generator>OpenOffice.org/3.1$Win32 OpenOffice.org_project/310m19$Build-9420</meta:generator>
  </office:meta>
</office:document-meta>
</file>